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06cm" fo:min-width="2.5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904cm" fo:min-width="3.37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655cm" fo:min-width="5.536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64cm" fo:min-width="4.708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418cm" fo:min-width="3.268cm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18cm" svg:height="3.048cm" svg:x="1.062cm" svg:y="17.458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318cm" svg:height="3.048cm" svg:x="22.563cm" svg:y="1.059cm">
          <text:p text:style-name="P1">Destination</text:p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289cm" svg:height="4.572cm" svg:x="22.59cm" svg:y="7.929cm">
          <text:p text:style-name="P1">Fixed Node</text:p>
          <text:p text:style-name="P1">(Level 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6.35cm" svg:height="3.219cm" svg:x="12.13cm" svg:y="17.383cm">
          <text:p text:style-name="P1">Dynamic Node</text:p>
          <text:p text:style-name="P1">(Level 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207cm" svg:height="6.223cm" svg:x="1.062cm" svg:y="1.043cm">
          <text:p text:style-name="P1">Network</text:p>
          <text:p text:style-name="P1">Database</text:p>
          <text:p text:style-name="P1">(Metadata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5" draw:id="id5" draw:layer="layout" svg:width="4.164cm" svg:height="4.064cm" svg:x="13.219cm" svg:y="8.166cm">
          <text:p text:style-name="P1">Known</text:p>
          <text:p text:style-name="P1">Database</text:p>
          <text:p text:style-name="P1"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5.38cm" svg:y1="18.982cm" svg:x2="12.13cm" svg:y2="18.992cm" draw:start-shape="id1" draw:start-glue-point="10" draw:end-shape="id2" draw:end-glue-point="3" svg:d="M5380 18982h3376v10h3374" svg:viewBox="0 0 6751 11">
          <text:p/>
        </draw:connector>
        <draw:connector draw:style-name="gr6" draw:text-style-name="P3" draw:layer="layout" svg:x1="24.722cm" svg:y1="4.107cm" svg:x2="24.734cm" svg:y2="7.929cm" draw:start-shape="id3" draw:start-glue-point="8" draw:end-shape="id4" draw:end-glue-point="0" svg:d="M24722 4107v1912h12v1910" svg:viewBox="0 0 13 3823">
          <text:p/>
        </draw:connector>
        <draw:connector draw:style-name="gr6" draw:text-style-name="P3" draw:layer="layout" svg:x1="18.48cm" svg:y1="18.992cm" svg:x2="24.734cm" svg:y2="12.501cm" draw:start-shape="id2" draw:start-glue-point="1" draw:end-shape="id4" draw:end-glue-point="2" svg:d="M18480 18992h6254v-6491" svg:viewBox="0 0 6255 6492">
          <text:p/>
        </draw:connector>
        <draw:connector draw:style-name="gr7" draw:text-style-name="P3" draw:layer="layout" svg:x1="15.305cm" svg:y1="17.383cm" svg:x2="15.301cm" svg:y2="12.23cm" draw:start-shape="id2" draw:start-glue-point="0" draw:end-shape="id5" draw:end-glue-point="2" svg:d="M15305 17383v-2576h-4v-2577" svg:viewBox="0 0 5 5154">
          <text:p/>
        </draw:connector>
        <draw:connector draw:style-name="gr7" draw:text-style-name="P3" draw:layer="layout" svg:x1="22.59cm" svg:y1="10.215cm" svg:x2="17.383cm" svg:y2="10.198cm" draw:start-shape="id4" draw:start-glue-point="3" draw:end-shape="id5" draw:end-glue-point="1" svg:d="M22590 10215h-2603v-17h-2604" svg:viewBox="0 0 5208 18">
          <text:p/>
        </draw:connector>
        <draw:line draw:style-name="gr8" draw:text-style-name="P1" draw:layer="layout" svg:x1="6.334cm" svg:y1="6.588cm" svg:x2="13.319cm" svg:y2="8.62cm">
          <text:p/>
        </draw:line>
        <draw:line draw:style-name="gr7" draw:text-style-name="P3" draw:layer="layout" svg:x1="13.446cm" svg:y1="12.049cm" svg:x2="4.683cm" svg:y2="17.891cm">
          <text:p/>
        </draw:line>
        <draw:frame draw:style-name="gr9" draw:text-style-name="P5" draw:layer="layout" svg:width="7.366cm" svg:height="1.243cm" svg:x="17.637cm" svg:y="16.367cm">
          <draw:text-box>
            <text:p text:style-name="P4"><text:span text:style-name="T1">Traffic through overlay network</text:span></text:p>
          </draw:text-box>
        </draw:frame>
        <draw:frame draw:style-name="gr9" draw:text-style-name="P5" draw:layer="layout" svg:width="7.366cm" svg:height="1.243cm" svg:x="17.637cm" svg:y="5.368cm">
          <draw:text-box>
            <text:p text:style-name="P4"><text:span text:style-name="T1">Traffic outside overlay network</text:span></text:p>
          </draw:text-box>
        </draw:frame>
        <draw:frame draw:style-name="gr9" draw:text-style-name="P5" draw:layer="layout" svg:width="7.366cm" svg:height="1.243cm" svg:x="5.237cm" svg:y="17.869cm">
          <draw:text-box>
            <text:p text:style-name="P4"><text:span text:style-name="T1">Traffic outside overlay network</text:span></text:p>
          </draw:text-box>
        </draw:frame>
        <draw:frame draw:style-name="gr10" draw:text-style-name="P5" draw:layer="layout" svg:width="5.334cm" svg:height="2.032cm" svg:x="18.018cm" svg:y="12.811cm">
          <draw:text-box>
            <text:p text:style-name="P4"><text:span text:style-name="T1">Update Public keys with IP on node initiation</text:span></text:p>
          </draw:text-box>
        </draw:frame>
        <draw:line draw:style-name="gr7" draw:text-style-name="P3" draw:layer="layout" svg:x1="15.351cm" svg:y1="13.827cm" svg:x2="18.272cm" svg:y2="13.827cm">
          <text:p/>
        </draw:line>
        <draw:line draw:style-name="gr7" draw:text-style-name="P3" draw:layer="layout" svg:x1="20.177cm" svg:y1="10.271cm" svg:x2="20.177cm" svg:y2="12.938cm">
          <text:p/>
        </draw:line>
        <draw:frame draw:style-name="gr10" draw:text-style-name="P5" draw:layer="layout" svg:width="5.334cm" svg:height="2.032cm" svg:x="5.918cm" svg:y="12.811cm">
          <draw:text-box>
            <text:p text:style-name="P4"><text:span text:style-name="T1">Get unique ID for recognition within overlay network</text:span></text:p>
          </draw:text-box>
        </draw:frame>
        <draw:frame draw:style-name="gr10" draw:text-style-name="P5" draw:layer="layout" svg:width="5.334cm" svg:height="2.032cm" svg:x="9.318cm" svg:y="14.611cm">
          <draw:text-box>
            <text:p text:style-name="P4"><text:span text:style-name="T1">Fetch new node info every 5 seconds</text:span></text:p>
          </draw:text-box>
        </draw:frame>
        <draw:frame draw:style-name="gr10" draw:text-style-name="P5" draw:layer="layout" svg:width="5.334cm" svg:height="2.032cm" svg:x="8.918cm" svg:y="5.711cm">
          <draw:text-box>
            <text:p text:style-name="P4"><text:span text:style-name="T1">Update network metadata of known nodes and client I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21T02:06:52.484285489</meta:creation-date>
    <meta:generator>LibreOffice/6.3.4.2.0$Linux_X86_64 LibreOffice_project/30$Build-2</meta:generator>
    <dc:date>2019-12-21T02:22:15.876170057</dc:date>
    <meta:editing-duration>PT15M19S</meta:editing-duration>
    <meta:editing-cycles>11</meta:editing-cycles>
    <meta:document-statistic meta:object-count="22"/>
  </office:meta>
</office:document-meta>
</file>